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office:automatic-styles>
  <office:body>
    <office:text text:use-soft-page-breaks="true">
      <text:p text:style-name="P1">NCSC Write Up</text:p>
      <text:p text:style-name="Normal">The Norwood Child Safety Council website is composed of several files and technologies. The main HTML file is index.html, which contains the structure and content of the website. It includes meta tags for character set and initial scale, links to external JavaScript and CSS files, a navigation bar with links to various pages of the website, and three hidden forms for logging in, signing up, and sending an email to the website's staff. There is also a cookie-consent section that appears at the bottom of the page, asking for the user's consent to use cookies.</text:p>
      <text:p text:style-name="Normal">PythonWebServer.py is a Flask web application that uses SQLite to store and retrieve data from a database. It has several routes for different pages of the website, such as the login and signup pages. The login route checks if the user exists in the Staff or Users tables of the database and logs them in accordingly. If the login is unsuccessful, the app increments the user's total login attempts and unsuccessful login attempts. If the user's total login attempts reach five or more, they are redirected to a password reset page. The signup route checks if the user already exists in the database and either resets their password and sends them an email with their new password or creates a new user in the database. The app initializes a secret key and a database connection, and prints the names and data of each table in the database to the console.</text:p>
      <text:p text:style-name="Normal">The website is styled using style.css, which sets the box-sizing to border-box, margin, and padding to 0 for all elements on the website. The body of the website has a text color of #666666, a font size of 19 pixels, and a font family of 'Segoe UI', Tahoma, Verdana, sans-serif. The navigation bar has a red background color, is fixed at the top of the screen with an opacity of 0.8, and becomes fully opaque when the user hovers over it. The "menu" class contains a list of links in the navigation bar, displayed in a row with equal spacing between them, and turning black when the user hovers over them. The "return" class is a button that appears on the left side of the screen with a white background color and black text color, turning black with white text when the user hovers over it. The "container" class is for the main content of the website and is styled with a background image and a height of 100% of the viewport height.</text:p>
      <text:p text:style-name="Normal">Staff.html creates a webpage for an admin dashboard. It has a navigation bar with links to other pages and buttons for actions, as well as a link to a staff page that is not in the navigation bar. The section of the webpage contains a heading that says "Admin Dashboard" and three forms for different actions, such as viewing, adding, and deleting entries in the database.</text:p>
      <text:p text:style-name="Normal">The Reset_Pass.html file is an extension of another HTML file called "base.html" that contains {% block content %} and {% endblock %} tags to specify the location of the main content on the page. The main content is a form with two password input fields, "New Password" and "Confirm Password," and a "Reset Password" button. If there is an error passed from the server, an error message is displayed using an {% if %} statement.</text:p>
      <text:p text:style-name="Normal">The Failed_login.html file is designed to display a message to a user who has failed to log in due to unauthorized access. The code contains the HTML doctype declaration and opening tags for the "html" and "head" elements. The JavaScript code creates a countdown timer that redirects the user back to the login page after 5 seconds using the setInterval() method. The timer is displayed on the webpage using the innerHTML property of the "countdown" span element. The body element contains two paragraphs of text with a span element displaying the countdown timer.</text:p>
      <text:p text:style-name="Normal">The Emailsent.html file is designed to display a message to the user confirming that their email has been sent. The code is similar to the Failed_login.html file, with the JavaScript code creating a<text:s/><text:soft-page-break/>countdown timer that redirects the user to another page after 5 seconds using the setInterval() method. The body element contains two paragraphs of text with a span element displaying the countdown timer.</text:p>
      <text:p text:style-name="Normal">The three pieces of information are related in that they all contribute to the creation and presentation of a website.</text:p>
      <text:p text:style-name="Normal">The News.html page is an example of a webpage that could be displayed on a coffee shop's website. It demonstrates the use of HTML and CSS to structure and style the page's content. It uses a variety of tags, such as &lt;html&gt;, &lt;head&gt;, &lt;title&gt;, &lt;meta&gt;, &lt;style&gt;, &lt;body&gt;, &lt;img&gt;, &lt;h1&gt;, &lt;h2&gt;, &lt;article&gt;, &lt;p&gt;, and &lt;button&gt; to create the layout and display different types of content. The dynamic element "{{url_for('static', filename='img/NCSC_Logo.png')}}" is also used to load an image from the server.</text:p>
      <text:p text:style-name="Normal">The Legal.html page is another example of a webpage that could be displayed on the coffee shop's website. It provides legal information to visitors, such as a disclaimer and privacy policy. The page is structured into different sections using headings and the content is formatted with CSS to control the font, size, and colour of the text. The page also emphasizes the importance of terms and conditions that govern the use of the website and outlines the coffee shop's policies on collecting and using personal information.</text:p>
      <text:p text:style-name="Normal">CreateDB.py is a script that is used to create and populate a database that could be used to manage the coffee shop's staff, admin, and user records. It uses the sqlite3 library to connect to the database and the Flask and datetime modules to perform various tasks. It creates three tables in the database, each with identical columns but with different data inserted. The Staff and Admin tables have records with the "is_staff" value set to True, while the Users table has records with the "is_staff" value set to False. This differentiation allows the coffee shop to manage staff and admin accounts separately from customer accounts. The data inserted includes information such as email, username, password, address, phone, and login inform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owiak, Oskar M</meta:initial-creator>
    <dc:creator>Jackowiak, Oskar M</dc:creator>
    <meta:creation-date>2023-03-29T13:49:00Z</meta:creation-date>
    <dc:date>2023-03-29T14:04:00Z</dc:date>
    <meta:template xlink:href="Normal.dotm" xlink:type="simple"/>
    <meta:editing-cycles>1</meta:editing-cycles>
    <meta:editing-duration>PT540S</meta:editing-duration>
    <meta:document-statistic meta:page-count="2" meta:paragraph-count="12" meta:word-count="900" meta:character-count="6020" meta:row-count="42" meta:non-whitespace-character-count="5132"/>
  </office:meta>
</office:document-meta>
</file>